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elvetica Neue" svg:font-family="'Helvetica Neue', Helvetica, 'Segoe UI', Arial, free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302cm" fo:margin-bottom="0.302cm" style:contextual-spacing="false" fo:line-height="150%" fo:text-align="center" style:justify-single-word="false"/>
      <style:text-properties fo:font-size="20pt" fo:font-weight="bold" officeooo:rsid="0001489f" officeooo:paragraph-rsid="0001489f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.302cm" fo:margin-bottom="0.302cm" style:contextual-spacing="false" fo:line-height="150%" fo:text-align="center" style:justify-single-word="false"/>
      <style:text-properties fo:font-size="16pt" fo:font-weight="bold" officeooo:rsid="0001489f" officeooo:paragraph-rsid="0001489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302cm" fo:margin-bottom="0.302cm" style:contextual-spacing="false" fo:line-height="150%" fo:text-align="start" style:justify-single-word="false"/>
      <style:text-properties style:font-name="Liberation Sans" fo:font-size="12pt" fo:font-weight="normal" officeooo:rsid="0001489f" officeooo:paragraph-rsid="0001489f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margin-top="0.302cm" fo:margin-bottom="0.302cm" style:contextual-spacing="false" fo:line-height="150%" fo:text-align="start" style:justify-single-word="false"/>
      <style:text-properties style:font-name="Liberation Sans" fo:font-size="12pt" fo:font-weight="normal" officeooo:rsid="0001489f" officeooo:paragraph-rsid="00017704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margin-top="0.302cm" fo:margin-bottom="0.302cm" style:contextual-spacing="false" fo:line-height="150%" fo:text-align="start" style:justify-single-word="false"/>
      <style:text-properties style:font-name="Liberation Sans" fo:font-size="12pt" fo:font-weight="normal" officeooo:rsid="00017704" officeooo:paragraph-rsid="0001770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top="0.302cm" fo:margin-bottom="0.302cm" style:contextual-spacing="false" fo:line-height="150%" fo:text-align="start" style:justify-single-word="false"/>
      <style:text-properties style:font-name="Liberation Sans" fo:font-size="12pt" fo:font-weight="normal" officeooo:rsid="00017704" officeooo:paragraph-rsid="00017704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margin-top="0.302cm" fo:margin-bottom="0.302cm" style:contextual-spacing="false" fo:line-height="150%" fo:text-align="start" style:justify-single-word="false"/>
      <style:text-properties style:font-name="Liberation Sans" fo:font-size="12pt" fo:font-weight="normal" officeooo:rsid="00017704" officeooo:paragraph-rsid="00037a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302cm" fo:margin-bottom="0.302cm" style:contextual-spacing="false" fo:line-height="150%" fo:text-align="center" style:justify-single-word="false"/>
      <style:text-properties fo:font-size="20pt" fo:font-weight="bold" officeooo:rsid="0001489f" officeooo:paragraph-rsid="0004120e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top="0.302cm" fo:margin-bottom="0.302cm" style:contextual-spacing="false" fo:line-height="150%" fo:text-align="center" style:justify-single-word="false"/>
      <style:text-properties fo:font-variant="normal" fo:text-transform="none" fo:color="#333333" loext:opacity="100%" style:font-name="Helvetica Neue" fo:font-size="16pt" fo:letter-spacing="normal" fo:font-style="normal" fo:font-weight="bold" officeooo:rsid="0001489f" officeooo:paragraph-rsid="0004120e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.302cm" fo:margin-bottom="0.302cm" style:contextual-spacing="false" fo:line-height="150%" fo:text-align="justify" style:justify-single-word="false"/>
      <style:text-properties fo:font-variant="normal" fo:text-transform="none" fo:color="#333333" loext:opacity="100%" style:font-name="Helvetica Neue" fo:font-size="12pt" fo:letter-spacing="normal" fo:font-style="normal" fo:font-weight="normal" officeooo:rsid="0001489f" officeooo:paragraph-rsid="00046470" style:font-size-asian="20pt" style:font-weight-asian="bold" style:font-size-complex="20pt" style:font-weight-complex="bold"/>
    </style:style>
    <style:style style:name="P11" style:family="paragraph" style:parent-style-name="Standard" style:list-style-name="L5">
      <style:paragraph-properties fo:margin-top="0.302cm" fo:margin-bottom="0.302cm" style:contextual-spacing="false" fo:line-height="150%" fo:text-align="start" style:justify-single-word="false"/>
      <style:text-properties fo:font-size="16pt" fo:font-weight="bold" officeooo:rsid="000538a1" officeooo:paragraph-rsid="000538a1" style:font-size-asian="16pt" style:font-weight-asian="bold" style:font-size-complex="16pt" style:font-weight-complex="bold"/>
    </style:style>
    <style:style style:name="T1" style:family="text">
      <style:text-properties officeooo:rsid="00017704"/>
    </style:style>
    <style:style style:name="T2" style:family="text">
      <style:text-properties style:text-underline-style="solid" style:text-underline-width="auto" style:text-underline-color="font-color" officeooo:rsid="00017704"/>
    </style:style>
    <style:style style:name="T3" style:family="text">
      <style:text-properties officeooo:rsid="00036a3c"/>
    </style:style>
    <style:style style:name="T4" style:family="text">
      <style:text-properties officeooo:rsid="00037ae1"/>
    </style:style>
    <style:style style:name="T5" style:family="text">
      <style:text-properties officeooo:rsid="0004120e"/>
    </style:style>
    <style:style style:name="T6" style:family="text">
      <style:text-properties style:font-name="Liberation Seri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 – Transformación Digital</text:p>
      <text:p text:style-name="P2">Propuestas de Transformación Digital</text:p>
      <text:list xml:id="list1806576706" text:style-name="L1">
        <text:list-item>
          <text:p text:style-name="P3">Problemas principales:</text:p>
        </text:list-item>
      </text:list>
      <text:list text:style-name="L2">
        <text:list-item>
          <text:list>
            <text:list-item>
              <text:p text:style-name="P4">Seguridad: Dependen totalmente de los procesos manuales. Usan papel para almacenar todos sus pedidos, ventas e información de inventario. En caso de accidente, todo desaparecería para siempre.</text:p>
            </text:list-item>
            <text:list-item>
              <text:p text:style-name="P4">Carecen de herramientas que permitan a los usuarios comunicarse con la tienda de forma cómoda. Es importante que los clientes consulten los productos disponibles en la página web antes de ir a la tienda. No poder pagar con tarjeta de crédito también podría se<text:span text:style-name="T1">r un factor crítico.</text:span></text:p>
            </text:list-item>
          </text:list>
        </text:list-item>
      </text:list>
      <text:list xml:id="list90001213062219" text:continue-list="list1806576706" text:style-name="L1">
        <text:list-item>
          <text:p text:style-name="P3"><text:s/><text:span text:style-name="T1">Pilares de Transformación:</text:span><text:span text:style-name="T2"/></text:p>
        </text:list-item>
      </text:list>
      <text:list text:style-name="L3">
        <text:list-item>
          <text:list>
            <text:list-item>
              <text:p text:style-name="P5">Digitalización de Procesos - Automatizar procesos repetitivos y sencillos facilitará significativamente la rutina diaria de los empleados de<text:span text:style-name="T3">l negocio</text:span>. </text:p>
            </text:list-item>
            <text:list-item>
              <text:p text:style-name="P5">Experiencia del Cliente - Hoy en día, antes de visitar una nueva tienda, la gente visita su sitio web y consulta las opiniones de <text:span text:style-name="T4">otros</text:span> clientes. Esto es práctico y ofrece una idea general de lo <text:span text:style-name="T4">que hace el negocio.</text:span></text:p>
            </text:list-item>
          </text:list>
        </text:list-item>
      </text:list>
      <text:list text:continue-list="list90001213062219" text:style-name="L1">
        <text:list-item>
          <text:p text:style-name="P6">Soluciones Digitales: </text:p>
        </text:list-item>
      </text:list>
      <text:list text:style-name="L4">
        <text:list-item>
          <text:list>
            <text:list-item>
              <text:p text:style-name="P7"><text:span text:style-name="T4">D</text:span>igitalizar sus registros <text:span text:style-name="T4">de papel</text:span>. <text:span text:style-name="T4">A</text:span>l principio puede resultar difícil acostumbrarse a utilizar nuevas herramientas para mantener registros electrónicos y transferirlos a la base de datos, en última instancia será mucho más eficiente y seguro que mantener los registros manualmente.</text:p>
            </text:list-item>
            <text:list-item>
              <text:p text:style-name="P7">Crear un sitio web y destacar los productos y servicios que ofrece la tienda deleitará a los clientes existentes y atraerá a nuevos. Crear y mantener su propio sitio requiere la ayuda de <text:span text:style-name="T5">nuevas </text:span>especialistas y aumentará los <text:soft-page-break/>costos. Sin embargo esto permitirá las ventas de comercio electrónico y mejorará la experiencia del cliente.</text:p>
            </text:list-item>
          </text:list>
        </text:list-item>
      </text:list>
      <text:p text:style-name="P8">Actividad <text:span text:style-name="T5">2</text:span> – <text:span text:style-name="T5">Plan de Transformación Digital</text:span></text:p>
      <text:p text:style-name="P9"><text:span text:style-name="T6">Contexto</text:span>.</text:p>
      <text:p text:style-name="P10">Una gran granja cuenta con una cultura agrícola bien desarrollada. Los agricultores poseen numerosos animales (vacas, gallinas, ovejas, etc.), así como un amplio huerto donde cultivan frutas y verduras. Tras cosechar y preparar diversos productos, los agricultores llevan su cosecha al mercado más cercano, donde la venden. Gracias a la alta calidad de sus productos, han tenido un gran éxito.</text:p>
      <text:p text:style-name="P10">Sin embargo, recientemente, su clientela ha disminuido considerablemente. Se ha abierto un nuevo supermercado en el pueblo, que ofrece una mayor variedad de productos y está abierto las 24 horas. Los agricultores desean mejorar su situación y están contactando a los funcionarios del mercado para que les ayuden.</text:p>
      <text:list text:style-name="L5">
        <text:list-item>
          <text:p text:style-name="P11">Pilares fundamentales</text:p>
          <text:list>
            <text:list-item>
              <text:p text:style-name="P11"/>
            </text:list-item>
          </text:list>
        </text:list-item>
        <text:list-item>
          <text:p text:style-name="P11">Objetivos principales</text:p>
          <text:list>
            <text:list-item>
              <text:p text:style-name="P11"/>
            </text:list-item>
          </text:list>
        </text:list-item>
        <text:list-item>
          <text:p text:style-name="P11">Herramientas comunes</text:p>
          <text:list>
            <text:list-item>
              <text:p text:style-name="P11"/>
            </text:list-item>
          </text:list>
        </text:list-item>
        <text:list-item>
          <text:p text:style-name="P11">Resultados espera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elvetica Neue" svg:font-family="'Helvetica Neue', Helvetica, 'Segoe UI', Arial, free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2:44:32.644868200</meta:creation-date>
    <dc:date>2025-09-18T09:00:00.887001300</dc:date>
    <meta:editing-duration>PT29M22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2" meta:word-count="381" meta:character-count="2461" meta:non-whitespace-character-count="2110"/>
  </office:meta>
</office:document-meta>
</file>